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5cm" svg:height="2cm" svg:x="2.5cm" svg:y="3.5cm">
          <text:p text:style-name="P1">Resour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2cm" svg:x="1cm" svg:y="6cm">
          <text:p text:style-name="P1">Opera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2cm" svg:x="5.5cm" svg:y="6cm">
          <text:p text:style-name="P1">WorkI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cm" svg:x="10cm" svg:y="6cm">
          <text:p text:style-name="P1">K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8cm" svg:y="3.5cm"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cm" svg:x="15.5cm" svg:y="6cm">
          <text:p text:style-name="P1">Pers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2cm" svg:x="18.5cm" svg:y="6cm">
          <text:p text:style-name="P1">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2cm" svg:x="22cm" svg:y="6cm">
          <text:p text:style-name="P1">Organiz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2cm" svg:x="12.5cm" svg:y="12cm">
          <text:p text:style-name="P1">Mov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2cm" svg:x="8cm" svg:y="16cm">
          <text:p text:style-name="P1">Transform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2cm" svg:x="14cm" svg:y="16cm">
          <text:p text:style-name="P1">Transport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2cm" svg:x="19.5cm" svg:y="16cm">
          <text:p text:style-name="P1">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788cm" svg:height="0.848cm" draw:transform="rotate (1.32575209981464) translate (10.9999999843418cm 15.9999999960844cm)" svg:viewBox="0 0 2789 849" svg:d="m0 0c2062 0 2789 849 2789 849">
          <text:p/>
        </draw:path>
        <draw:path draw:style-name="gr2" draw:text-style-name="P1" draw:layer="layout" svg:width="1.999cm" svg:height="0.999cm" draw:transform="rotate (1.5707963267946) translate (15.000000000009cm 16.0000000000045cm)" svg:viewBox="0 0 2000 1000" svg:d="m0 1000c500 0 2000-1000 2000-1000">
          <text:p/>
        </draw:path>
        <draw:path draw:style-name="gr2" draw:text-style-name="P1" draw:layer="layout" svg:width="4.099cm" svg:height="1.299cm" draw:transform="rotate (2.21429922200479) translate (18.9600072528661cm 16.7799974632687cm)" svg:viewBox="0 0 4100 1300" svg:d="m0 1300c2500 0 4100-1300 4100-1300">
          <text:p/>
        </draw:path>
        <draw:path draw:style-name="gr2" draw:text-style-name="P1" draw:layer="layout" svg:width="4.919cm" svg:height="3.129cm" draw:transform="rotate (2.03453030904941) translate (18.7005009693728cm 17.4000517806848cm)" svg:viewBox="0 0 4920 3130" svg:d="m0 3130c2236 1 4920-3130 4920-3130">
          <text:p/>
        </draw:path>
        <draw:path draw:style-name="gr2" draw:text-style-name="P1" draw:layer="layout" svg:width="2.044cm" svg:height="1.81cm" draw:transform="rotate (-0.785398163398486) translate (5.49999999999259cm 7cm)" svg:viewBox="0 0 2045 1811" svg:d="m0 1415c3536 1414 1414-1415 1414-1415">
          <text:p/>
        </draw:path>
        <draw:path draw:style-name="gr2" draw:text-style-name="P1" draw:layer="layout" svg:width="0.999cm" svg:height="0.499cm" draw:transform="rotate (1.5707963267946) translate (6.00000000000446cm 6.00000000000222cm)" svg:viewBox="0 0 1000 500" svg:d="m0 500c500 0 1000-500 1000-500">
          <text:p/>
        </draw:path>
        <draw:path draw:style-name="gr2" draw:text-style-name="P1" draw:layer="layout" svg:width="4.638cm" svg:height="1.414cm" draw:transform="skewX (-0.272969495011862) rotate (2.3561944901919) translate (9.27995771848591cm 7.77995771845771cm)" svg:viewBox="0 0 4639 1415" svg:d="m0 1415c2828 0 4639-1415 4639-1415">
          <text:p/>
        </draw:path>
        <draw:path draw:style-name="gr2" draw:text-style-name="P1" draw:layer="layout" svg:width="4.476cm" svg:height="2.559cm" draw:transform="skewX (0.101403629540851) rotate (2.26561190201341) translate (8.86639570618649cm 7.43913426774752cm)" svg:viewBox="0 0 4477 2560" svg:d="m0 2560c2603 1 4477-2560 4477-2560">
          <text:p/>
        </draw:path>
        <draw:path draw:style-name="gr2" draw:text-style-name="P1" draw:layer="layout" svg:width="0.999cm" svg:height="0.499cm" draw:transform="rotate (1.5707963267946) translate (2cm 6cm)" svg:viewBox="0 0 1000 500" svg:d="m0 0c1000 0 1000 500 1000 500">
          <text:p/>
        </draw:path>
        <draw:path draw:style-name="gr2" draw:text-style-name="P1" draw:layer="layout" svg:width="15.948cm" svg:height="6.034cm" draw:transform="skewX (-3.87031094673445E-017) rotate (2.89061430715246) translate (16.5011612710795cm 9.84606247296455cm)" svg:viewBox="0 0 15949 6035" svg:d="m0 6035c20131 1 15486-6035 15486-6035">
          <text:p/>
        </draw:path>
        <draw:path draw:style-name="gr2" draw:text-style-name="P1" draw:layer="layout" svg:width="9.013cm" svg:height="3.605cm" draw:transform="skewX (5.73042522141349E-017) rotate (2.55359122859242) translate (8.5cm 16cm)" svg:viewBox="0 0 9014 3606" svg:d="m0 0c5408 0 9014 3606 9014 3606">
          <text:p/>
        </draw:path>
        <draw:path draw:style-name="gr2" draw:text-style-name="P1" draw:layer="layout" svg:width="9.376cm" svg:height="15.429cm" draw:transform="rotate (-2.67785867133558) translate (16.5cm 18cm)" svg:viewBox="0 0 9377 15430" svg:d="m0 0c13416 2 8496 15430 8496 15430">
          <text:p/>
        </draw:path>
        <draw:path draw:style-name="gr2" draw:text-style-name="P1" draw:layer="layout" svg:width="12.543cm" svg:height="9.265cm" draw:transform="skewX (1.28202681652299E-016) rotate (0.954520567915519) translate (14.9393442527846cm 11.144775972039cm)" svg:viewBox="0 0 12544 9266" svg:d="m0 9266c14705 0 13209-3842 11475-6290s-2720-2976-2720-2976">
          <text:p/>
        </draw:path>
        <draw:path draw:style-name="gr2" draw:text-style-name="P1" draw:layer="layout" svg:width="0.999cm" svg:height="0.999cm" draw:transform="rotate (1.5707963267946) translate (17cm 6cm)" svg:viewBox="0 0 1000 1000" svg:d="m0 0c1000 0 1000 1000 1000 1000">
          <text:p/>
        </draw:path>
        <draw:path draw:style-name="gr2" draw:text-style-name="P1" draw:layer="layout" svg:width="0.706cm" svg:height="0.706cm" draw:transform="rotate (0.7853981633973) translate (19.5cm 5.5000000000046cm)" svg:viewBox="0 0 707 707" svg:d="m0 707c707 0 707-707 707-707">
          <text:p/>
        </draw:path>
        <draw:path draw:style-name="gr2" draw:text-style-name="P1" draw:layer="layout" svg:width="3.466cm" svg:height="2.495cm" draw:transform="rotate (2.15879775179138) translate (21.9230718915909cm 7.38461520329463cm)" svg:viewBox="0 0 3467 2496" svg:d="m0 2496c1803 0 3467-2496 3467-2496">
          <text:p/>
        </draw:path>
        <draw:frame draw:style-name="gr3" draw:text-style-name="P2" draw:layer="layout" svg:width="2.962cm" svg:height="0.725cm" svg:x="5.5cm" svg:y="9.775cm">
          <draw:text-box>
            <text:p><text:span text:style-name="T1">Operates_on</text:span></text:p>
          </draw:text-box>
        </draw:frame>
        <draw:frame draw:style-name="gr3" draw:text-style-name="P2" draw:layer="layout" svg:width="3.055cm" svg:height="0.725cm" svg:x="5.538cm" svg:y="13cm">
          <draw:text-box>
            <text:p><text:span text:style-name="T1">Encapsulates</text:span></text:p>
          </draw:text-box>
        </draw:frame>
        <draw:frame draw:style-name="gr3" draw:text-style-name="P2" draw:layer="layout" svg:width="3.715cm" svg:height="0.725cm" svg:x="7.785cm" svg:y="3.5cm">
          <draw:text-box>
            <text:p><text:span text:style-name="T1">Is_composed_by</text:span></text:p>
          </draw:text-box>
        </draw:frame>
        <draw:frame draw:style-name="gr3" draw:text-style-name="P2" draw:layer="layout" svg:width="1.306cm" svg:height="0.725cm" svg:x="9cm" svg:y="5.275cm">
          <draw:text-box>
            <text:p><text:span text:style-name="T1">Is_a</text:span></text:p>
          </draw:text-box>
        </draw:frame>
        <draw:frame draw:style-name="gr3" draw:text-style-name="P2" draw:layer="layout" svg:width="1.306cm" svg:height="0.725cm" svg:x="6.262cm" svg:y="5.185cm">
          <draw:text-box>
            <text:p><text:span text:style-name="T1">Is_a</text:span></text:p>
          </draw:text-box>
        </draw:frame>
        <draw:frame draw:style-name="gr3" draw:text-style-name="P2" draw:layer="layout" svg:width="1.306cm" svg:height="0.725cm" svg:x="2cm" svg:y="5.275cm">
          <draw:text-box>
            <text:p><text:span text:style-name="T1">Is_a</text:span></text:p>
          </draw:text-box>
        </draw:frame>
        <draw:frame draw:style-name="gr3" draw:text-style-name="P2" draw:layer="layout" svg:width="2.221cm" svg:height="0.725cm" svg:x="5cm" svg:y="2cm">
          <draw:text-box>
            <text:p><text:span text:style-name="T1">Performs</text:span></text:p>
          </draw:text-box>
        </draw:frame>
        <draw:frame draw:style-name="gr3" draw:text-style-name="P2" draw:layer="layout" svg:width="1.306cm" svg:height="0.725cm" svg:x="16cm" svg:y="4.775cm">
          <draw:text-box>
            <text:p><text:span text:style-name="T1">Is_a</text:span></text:p>
          </draw:text-box>
        </draw:frame>
        <draw:frame draw:style-name="gr3" draw:text-style-name="P2" draw:layer="layout" svg:width="1.306cm" svg:height="0.725cm" svg:x="20cm" svg:y="5.275cm">
          <draw:text-box>
            <text:p><text:span text:style-name="T1">Is_a</text:span></text:p>
          </draw:text-box>
        </draw:frame>
        <draw:frame draw:style-name="gr3" draw:text-style-name="P2" draw:layer="layout" svg:width="1.306cm" svg:height="0.725cm" svg:x="22.5cm" svg:y="4.275cm">
          <draw:text-box>
            <text:p><text:span text:style-name="T1">Is_a</text:span></text:p>
          </draw:text-box>
        </draw:frame>
        <draw:frame draw:style-name="gr3" draw:text-style-name="P2" draw:layer="layout" svg:width="2.792cm" svg:height="0.725cm" svg:x="24.708cm" svg:y="5cm">
          <draw:text-box>
            <text:p><text:span text:style-name="T1">Coordinates</text:span></text:p>
          </draw:text-box>
        </draw:frame>
        <draw:frame draw:style-name="gr3" draw:text-style-name="P2" draw:layer="layout" svg:width="3.808cm" svg:height="0.725cm" svg:x="19cm" svg:y="13cm">
          <draw:text-box>
            <text:p><text:span text:style-name="T1">Is_Composed_by</text:span></text:p>
          </draw:text-box>
        </draw:frame>
        <draw:frame draw:style-name="gr3" draw:text-style-name="P2" draw:layer="layout" svg:width="1.306cm" svg:height="0.725cm" svg:x="17.194cm" svg:y="14.5cm">
          <draw:text-box>
            <text:p><text:span text:style-name="T1">Is_a</text:span></text:p>
          </draw:text-box>
        </draw:frame>
        <draw:frame draw:style-name="gr3" draw:text-style-name="P2" draw:layer="layout" svg:width="1.306cm" svg:height="0.725cm" svg:x="14.394cm" svg:y="14.501cm">
          <draw:text-box>
            <text:p><text:span text:style-name="T1">Is_a</text:span></text:p>
          </draw:text-box>
        </draw:frame>
        <draw:frame draw:style-name="gr3" draw:text-style-name="P2" draw:layer="layout" svg:width="1.306cm" svg:height="0.725cm" svg:x="10.194cm" svg:y="14cm">
          <draw:text-box>
            <text:p><text:span text:style-name="T1">Is_a</text:span></text:p>
          </draw:text-box>
        </draw:frame>
        <draw:frame draw:style-name="gr3" draw:text-style-name="P2" draw:layer="layout" svg:width="3.055cm" svg:height="0.725cm" svg:x="9.5cm" svg:y="18.5cm">
          <draw:text-box>
            <text:p><text:span text:style-name="T1">Encapsula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ernando Carvalho</meta:initial-creator>
    <meta:creation-date>2011-03-21T19:38:51</meta:creation-date>
    <dc:date>2011-05-16T15:05:47</dc:date>
    <dc:creator>NSI </dc:creator>
    <meta:editing-duration>PT24M12S</meta:editing-duration>
    <meta:editing-cycles>4</meta:editing-cycles>
    <meta:generator>LibreOffice/3.3$Unix LibreOffice_project/330m19$Build-202</meta:generator>
    <meta:document-statistic meta:object-count="44"/>
  </office:meta>
</office:document-meta>
</file>